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553b4" officeooo:paragraph-rsid="001553b4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74b3d" officeooo:paragraph-rsid="00174b3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89664" officeooo:paragraph-rsid="0018966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8d95e" officeooo:paragraph-rsid="0018d95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98a95" officeooo:paragraph-rsid="00198a9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ce8a8" officeooo:paragraph-rsid="001ce8a8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18d95e"/>
    </style:style>
    <style:style style:name="T3" style:family="text">
      <style:text-properties officeooo:rsid="001b53e6"/>
    </style:style>
    <style:style style:name="T4" style:family="text">
      <style:text-properties officeooo:rsid="001cf8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CDC</text:span> du Renjou</text:p>
      <text:p text:style-name="P1"/>
      <text:p text:style-name="P2">Un joueur nominal lambda lance une partie de Renjou.</text:p>
      <text:p text:style-name="P2"/>
      <text:p text:style-name="P2">Ne connaissant pas les règles, il pourra cliquer sur l'onglet « Règles » qui lui expliquera le fonctionnement de la partie :</text:p>
      <text:p text:style-name="P2"/>
      <text:p text:style-name="P2">- Le fait que le premier joueur joue au centre,</text:p>
      <text:p text:style-name="P2">- Le deuxième joueur doit obligatoirement jouer sur les 8 cases adjacentes son premier coup</text:p>
      <text:p text:style-name="P2">- Le premier joueur est sujet à des « tabous » pour compenser l'avantage de commencer la partie.</text:p>
      <text:p text:style-name="P2"/>
      <text:p text:style-name="P3">Une partie de base est initialisée avec le 1<text:span text:style-name="T1">er</text:span> joueur qui est un humain et le deuxième joueur étant une <text:s/>IA Moyenne.</text:p>
      <text:p text:style-name="P3"/>
      <text:p text:style-name="P3">Le joueur humain commence la partie. Vu qu'il commence, l'ordinateur a son écran de partie grisé. L'écran de chaque personne se trouve à gauche de la fenêtre. Sur cet écran, on retrouve différentes informations :</text:p>
      <text:p text:style-name="P3"/>
      <text:p text:style-name="P3">- Le nombre de pions qui lui reste</text:p>
      <text:p text:style-name="P3">- Si le joueur est un humain ou une IA</text:p>
      <text:p text:style-name="P3">- un texte Aide qui permet d'aider le joueur en lui conseillant un coup.</text:p>
      <text:p text:style-name="P3"/>
      <text:p text:style-name="P3">Sur cet écran, il est aussi possible d'annuler et de refaire des coups.</text:p>
      <text:p text:style-name="P3"/>
      <text:p text:style-name="P3">Le joueur 1 joue. <text:span text:style-name="T3">C'est au tour de l'IA. Le joueur 1 a donc son écran de partie grisé.</text:span> Après un certain temps de calcul, l'IA joue aussi son coup.</text:p>
      <text:p text:style-name="P3"/>
      <text:p text:style-name="P3"><text:span text:style-name="T2">Une fois que l'IA a joué</text:span>, l'utilisateur peut annuler, refaire son coup, ou jouer. <text:span text:style-name="T2">Tant que l'IA n'a pas fini son calcul, il n'est pas possible d''annuler, de refaire ou de jouer.</text:span></text:p>
      <text:p text:style-name="P3"/>
      <text:p text:style-name="P3">A tout moment de la partie, il est possible de sauvegarder une partie. Lorsqu'une partie est sauvegardé, l'état actuel du jeu est stocké dans un fichier. L'utilisateur peut aussi à tout moment de la partie charger une partie stockée dans un fichier. Dans ce cas, les joueurs (Humains ou IA) resteront les mêmes.</text:p>
      <text:p text:style-name="P3"/>
      <text:p text:style-name="P4">L'utilisateur peut aussi recommencer une partie avec les mêmes paramètres ou configurer une nouvelle partie. Si l'utilisateur configure la partie il peut :</text:p>
      <text:p text:style-name="P4"/>
      <text:p text:style-name="P4">- Choisir le type de joueur qui va jouer (Humain, Facile, Moyen, Difficile)</text:p>
      <text:p text:style-name="P4">- Choisir des « tabous » de jeu qui compensera l'avantage que peut avoir le premier joueur.</text:p>
      <text:p text:style-name="P4"/>
      <text:p text:style-name="P5">Si l'utilisateur clique sur la croix pour quitter, l'application lui proposera de sauvegarder la partie.</text:p>
      <text:p text:style-name="P5"/>
      <text:p text:style-name="P6">Une fois qu'une partie est terminé, un popup s'affiche pour stipuler que le joueur a gagn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c </meta:initial-creator>
    <meta:creation-date>2016-05-13T13:59:34.856735393</meta:creation-date>
    <dc:date>2016-05-13T15:07:34.776104567</dc:date>
    <dc:creator>gilc </dc:creator>
    <meta:editing-duration>PT26M56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20" meta:word-count="378" meta:character-count="2117" meta:non-whitespace-character-count="1758"/>
  </office:meta>
</office:document-meta>
</file>